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padding="0cm" fo:border="none"/>
    </style:style>
    <style:style style:name="P2" style:family="paragraph" style:parent-style-name="Text_20_body">
      <style:paragraph-properties fo:padding="0cm" fo:border="none"/>
      <style:text-properties loext:padding="0.049cm" loext:border="0.06pt solid #b7b9bb"/>
    </style:style>
    <style:style style:name="P3" style:family="paragraph" style:parent-style-name="Text_20_body">
      <style:paragraph-properties fo:padding="0cm" fo:border="none"/>
      <style:text-properties fo:font-size="14pt" officeooo:paragraph-rsid="0003253a" style:font-size-asian="14pt" style:font-size-complex="14pt"/>
    </style:style>
    <style:style style:name="P4" style:family="paragraph" style:parent-style-name="Text_20_body">
      <style:paragraph-properties fo:padding="0cm" fo:border="none"/>
      <style:text-properties fo:font-size="14pt" officeooo:paragraph-rsid="0003253a" style:font-size-asian="14pt" style:font-size-complex="14pt" loext:padding="0.049cm" loext:border="0.06pt solid #b7b9bb"/>
    </style:style>
    <style:style style:name="P5" style:family="paragraph" style:parent-style-name="Text_20_body">
      <style:paragraph-properties fo:text-align="center" style:justify-single-word="false" fo:padding="0cm" fo:border="none"/>
      <style:text-properties fo:font-size="14pt" officeooo:paragraph-rsid="0003253a" style:font-size-asian="14pt" style:font-size-complex="14pt" loext:padding="0.049cm" loext:border="0.06pt solid #b7b9bb"/>
    </style:style>
    <style:style style:name="P6" style:family="paragraph" style:parent-style-name="Text_20_body">
      <style:paragraph-properties fo:text-align="center" style:justify-single-word="false" fo:padding="0cm" fo:border="none"/>
      <style:text-properties fo:font-size="14pt" officeooo:paragraph-rsid="0003253a" style:font-size-asian="14pt" style:font-size-complex="14pt"/>
    </style:style>
    <style:style style:name="P7" style:family="paragraph" style:parent-style-name="Text_20_body">
      <style:paragraph-properties fo:padding="0cm" fo:border="none"/>
      <style:text-properties fo:font-size="14pt" officeooo:rsid="0003253a" officeooo:paragraph-rsid="0003253a" style:font-size-asian="14pt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Heading_20_2">
      <style:paragraph-properties fo:padding="0cm" fo:border="none"/>
      <style:text-properties loext:padding="0.049cm" loext:border="0.06pt solid #b7b9bb"/>
    </style:style>
    <style:style style:name="P10" style:family="paragraph" style:parent-style-name="Heading_20_3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b7b9bb"/>
    </style:style>
    <style:style style:name="T3" style:family="text">
      <style:text-properties officeooo:rsid="0003253a"/>
    </style:style>
    <style:style style:name="T4" style:family="text">
      <style:text-properties officeooo:rsid="0003253a" loext:padding="0.049cm" loext:border="0.06pt solid #b7b9bb"/>
    </style:style>
    <style:style style:name="T5" style:family="text">
      <style:text-properties fo:font-size="15pt" style:font-size-asian="15pt" style:font-size-complex="15pt" loext:padding="0.049cm" loext:border="0.06pt solid #b7b9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Ghislaine </text:span></text:p>
      <text:p text:style-name="P3"><text:span text:style-name="T4">hammada</text:span></text:p>
      <text:p text:style-name="P7"><text:span text:style-name="T2">4place roger laroche </text:span></text:p>
      <text:p text:style-name="P7"><text:span text:style-name="T2">60400 noyon</text:span></text:p>
      <text:p text:style-name="P3"><text:span text:style-name="T2"/></text:p>
      <text:p text:style-name="P3"><text:span text:style-name="T2"/></text:p>
      <text:p text:style-name="P6"><text:span text:style-name="T2"><text:line-break/></text:span><text:span text:style-name="T5">Objet : Résiliation du forfait NRJ Mobile</text:span></text:p>
      <text:p text:style-name="P6"><text:span text:style-name="T5"/></text:p>
      <text:p text:style-name="P5">Madame, Monsieur</text:p>
      <text:p text:style-name="P4">Je vous informe aujourd'hui par cette lettre de résiliation envoyée en recommandé, que je souhaite mettre fin à mon forfait mobile NRJ, pour le numéro client <text:span text:style-name="T3">suivant :</text:span> <text:span text:style-name="T3">0750513812</text:span>.</text:p>
      <text:p text:style-name="P4"><text:s/>Je vous annonce donc ma décision de résilier mon forfait NRJ Mobile, et vous prie de prendre les mesures adéquates pour mettre fin au contrat qui nous lie.</text:p>
      <text:p text:style-name="P4">Ma demande de résiliation devra être prise en compte par vos soins dans les 10 jours suivants la réception de ce courrier, conformément à l'article L. 224-39 du Code de la consommation. Je vous remercie de m'envoyer en retour un courrier me confirmant le terme de mon contrat NRJ Mobile.</text:p>
      <text:p text:style-name="P4"><text:span text:style-name="T2">Dans cette attente, je vous prie d’agréer, Madame, Monsieur, l’expression de mes salutations distinguées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9T14:25:20.531000000</meta:creation-date>
    <meta:print-date>2022-02-19T14:32:01.670000000</meta:print-date>
    <dc:date>2022-02-19T14:36:07.478000000</dc:date>
    <meta:editing-duration>PT36S</meta:editing-duration>
    <meta:editing-cycles>1</meta:editing-cycles>
    <meta:document-statistic meta:table-count="0" meta:image-count="0" meta:object-count="0" meta:page-count="1" meta:paragraph-count="10" meta:word-count="137" meta:character-count="834" meta:non-whitespace-character-count="703"/>
    <meta:generator>Trio_Office/6.2.8.2$Windows_x86 LibreOffice_project/</meta:generator>
  </office:meta>
</office:document-meta>
</file>